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FEBFF5E54A.png" manifest:media-type=""/>
  <manifest:file-entry manifest:full-path="Pictures/10000201000000B50000012C1967F776.png" manifest:media-type=""/>
  <manifest:file-entry manifest:full-path="Pictures/10000201000000B50000012CF9C87EFF.png" manifest:media-type=""/>
  <manifest:file-entry manifest:full-path="Pictures/10000201000000B50000012C5455DDD7.png" manifest:media-type=""/>
  <manifest:file-entry manifest:full-path="Pictures/100002010000012C0000010C55878236.png" manifest:media-type=""/>
  <manifest:file-entry manifest:full-path="Pictures/100002010000012C000000D4F7A86A5E.png" manifest:media-type=""/>
  <manifest:file-entry manifest:full-path="Pictures/10000201000000C30000012C9D5A4DA3.png" manifest:media-type=""/>
  <manifest:file-entry manifest:full-path="Pictures/10000201000001080000012C38E1FFF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width="0cm" draw:fill="solid" draw:fill-color="#ff950e" draw:textarea-vertical-align="middle" draw:auto-grow-height="false" draw:fit-to-size="false" fo:padding-top="0.044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5cm" svg:stroke-color="#f2941a" draw:stroke-linejoin="round" draw:fill="solid" draw:fill-color="#ffffff" draw:textarea-vertical-align="middle" draw:auto-grow-height="false" draw:fit-to-size="false" fo:padding-top="0.069cm" fo:padding-bottom="0.025cm" fo:padding-left="0.025cm" fo:padding-right="0.025cm" fo:wrap-option="wrap"/>
    </style:style>
    <style:style style:name="gr5" style:family="graphic" style:parent-style-name="standard">
      <style:graphic-properties draw:stroke="solid" svg:stroke-width="0.106cm" svg:stroke-color="#ff99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ffff00" draw:textarea-vertical-align="middle" draw:auto-grow-height="false" draw:fit-to-size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c5000b" draw:textarea-vertical-align="middle" draw:auto-grow-height="false" draw:fit-to-size="false" fo:padding-top="0.044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solid" draw:fill-color="#0084d1" draw:textarea-vertical-align="middle" draw:auto-grow-height="false" draw:fit-to-size="false" fo:padding-top="0.044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93%" fo:text-align="center" fo:text-indent="0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93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93%" fo:text-align="start" fo:text-indent="0cm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font-independent-line-spacing="true">
        <style:tab-stops>
          <style:tab-stop style:position="0cm"/>
        </style:tab-stops>
      </style:paragraph-properties>
      <style:text-properties style:font-name="VL PGothic" fo:font-size="20pt" style:font-name-asian="VL PGothic" style:font-size-asian="20pt" style:font-size-complex="20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ffffff" style:text-line-through-style="none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fo:color="#000000" style:text-line-through-style="none" style:font-name="VL PGothic" fo:font-size="20pt" fo:letter-spacing="normal" fo:font-style="normal" style:text-underline-style="none" fo:font-weight="normal" style:font-name-asian="VL PGothic" style:font-size-asian="20pt" style:font-style-asian="normal" style:font-weight-asian="normal" style:font-name-complex="Arial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15cm" svg:height="3.733cm" svg:x="14.859cm" svg:y="3.302cm">
          <draw:image xlink:href="Pictures/10000201000001080000012C38E1FFF4.png" xlink:type="simple" xlink:show="embed" xlink:actuate="onLoad">
            <text:p/>
          </draw:image>
        </draw:frame>
        <draw:g>
          <draw:frame draw:style-name="gr1" draw:text-style-name="P1" draw:layer="layout" svg:width="1.905cm" svg:height="2.932cm" svg:x="21.306cm" svg:y="15.875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2.322cm" svg:y="16.245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3.465cm" svg:y="16.51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0.193cm" svg:y="16.764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1.306cm" svg:y="17.145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2.449cm" svg:y="17.41cm">
            <draw:image xlink:href="Pictures/10000201000000C30000012C9D5A4DA3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905cm" svg:height="2.932cm" svg:x="12.416cm" svg:y="15.726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3.432cm" svg:y="16.096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4.575cm" svg:y="16.361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1.303cm" svg:y="16.615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2.416cm" svg:y="16.996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3.559cm" svg:y="17.261cm">
            <draw:image xlink:href="Pictures/10000201000000C30000012C9D5A4DA3.png" xlink:type="simple" xlink:show="embed" xlink:actuate="onLoad">
              <text:p/>
            </draw:image>
          </draw:frame>
        </draw:g>
        <draw:frame draw:style-name="gr1" draw:text-style-name="P1" draw:layer="layout" svg:width="4.445cm" svg:height="3.97cm" svg:x="19.304cm" svg:y="7.446cm">
          <draw:image xlink:href="Pictures/100002010000012C0000010C55878236.png" xlink:type="simple" xlink:show="embed" xlink:actuate="onLoad">
            <text:p/>
          </draw:image>
        </draw:frame>
        <draw:frame draw:style-name="gr1" draw:text-style-name="P1" draw:layer="layout" svg:width="1.862cm" svg:height="3.086cm" svg:x="23.241cm" svg:y="8.725cm">
          <draw:image xlink:href="Pictures/10000201000000B50000012C5455DDD7.png" xlink:type="simple" xlink:show="embed" xlink:actuate="onLoad">
            <text:p/>
          </draw:image>
        </draw:frame>
        <draw:frame draw:style-name="gr1" draw:text-style-name="P1" draw:layer="layout" svg:width="4.445cm" svg:height="3.97cm" svg:x="9.906cm" svg:y="7.573cm">
          <draw:image xlink:href="Pictures/100002010000012C0000010C55878236.png" xlink:type="simple" xlink:show="embed" xlink:actuate="onLoad">
            <text:p/>
          </draw:image>
        </draw:frame>
        <draw:frame draw:style-name="gr1" draw:text-style-name="P1" draw:layer="layout" svg:width="1.862cm" svg:height="3.086cm" svg:x="13.843cm" svg:y="8.852cm">
          <draw:image xlink:href="Pictures/10000201000000B50000012C5455DDD7.png" xlink:type="simple" xlink:show="embed" xlink:actuate="onLoad">
            <text:p/>
          </draw:image>
        </draw:frame>
        <draw:g>
          <draw:frame draw:style-name="gr1" draw:text-style-name="P1" draw:layer="layout" svg:width="1.617cm" svg:height="2.68cm" svg:x="16.256cm" svg:y="9.512cm">
            <draw:image xlink:href="Pictures/10000201000000B50000012CF9C87EFF.png" xlink:type="simple" xlink:show="embed" xlink:actuate="onLoad">
              <text:p/>
            </draw:image>
          </draw:frame>
          <draw:frame draw:style-name="gr2" draw:text-style-name="P1" draw:layer="layout" svg:width="2.61cm" svg:height="1.844cm" svg:x="16.313cm" svg:y="10.729cm">
            <draw:image xlink:href="Pictures/100002010000012C000000D4F7A86A5E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574cm" svg:height="2.61cm" svg:x="6.427cm" svg:y="9.709cm">
            <draw:image xlink:href="Pictures/10000201000000B50000012C1967F776.png" xlink:type="simple" xlink:show="embed" xlink:actuate="onLoad">
              <text:p/>
            </draw:image>
          </draw:frame>
          <draw:frame draw:style-name="gr2" draw:text-style-name="P1" draw:layer="layout" svg:width="2.61cm" svg:height="1.844cm" svg:x="6.661cm" svg:y="10.922cm">
            <draw:image xlink:href="Pictures/100002010000012C000000D4F7A86A5E.png" xlink:type="simple" xlink:show="embed" xlink:actuate="onLoad">
              <text:p/>
            </draw:image>
          </draw:frame>
        </draw:g>
        <draw:frame draw:style-name="gr1" draw:text-style-name="P1" draw:layer="layout" svg:width="4.445cm" svg:height="3.97cm" svg:x="0.127cm" svg:y="7.446cm">
          <draw:image xlink:href="Pictures/100002010000012C0000010C55878236.png" xlink:type="simple" xlink:show="embed" xlink:actuate="onLoad">
            <text:p/>
          </draw:image>
        </draw:frame>
        <draw:frame draw:style-name="gr1" draw:text-style-name="P1" draw:layer="layout" svg:width="4.65cm" svg:height="3.937cm" svg:x="0.303cm" svg:y="1.016cm">
          <draw:image xlink:href="Pictures/100002010000012C000000FEBFF5E54A.png" xlink:type="simple" xlink:show="embed" xlink:actuate="onLoad">
            <text:p/>
          </draw:image>
        </draw:frame>
        <draw:frame draw:style-name="gr1" draw:text-style-name="P1" draw:layer="layout" svg:width="1.862cm" svg:height="3.086cm" svg:x="4.191cm" svg:y="2.54cm">
          <draw:image xlink:href="Pictures/10000201000000B50000012C5455DDD7.png" xlink:type="simple" xlink:show="embed" xlink:actuate="onLoad">
            <text:p/>
          </draw:image>
        </draw:frame>
        <draw:custom-shape draw:name="Shape 267" draw:style-name="gr3" draw:text-style-name="P3" draw:layer="layout" svg:width="5.744cm" svg:height="1.928cm" svg:x="1.387cm" svg:y="5.232cm">
          <text:p text:style-name="P2"><text:span text:style-name="T1">Hatoho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6" draw:style-name="gr4" draw:text-style-name="P5" draw:layer="layout" svg:width="8.457cm" svg:height="2.127cm" svg:x="19.961cm" svg:y="2.744cm">
          <text:p text:style-name="P4"><text:span text:style-name="T2">本社からは全サイトの</text:span></text:p>
          <text:p text:style-name="P4"><text:span text:style-name="T2">状態が確認可能</text:span></text:p>
          <draw:enhanced-geometry draw:mirror-horizontal="false" draw:mirror-vertical="false" svg:viewBox="0 0 0 0" draw:text-areas="?f38 ?f38 ?f39 ?f40" draw:type="ooxml-wedgeRoundRectCallout" draw:modifiers="-36466 8140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77" draw:style-name="gr4" draw:text-style-name="P5" draw:layer="layout" svg:width="4.179cm" svg:height="2.251cm" svg:x="26.213cm" svg:y="5.956cm">
          <text:p text:style-name="P4"><text:span text:style-name="T2">各拠点で</text:span></text:p>
          <text:p text:style-name="P4"><text:span text:style-name="T2">監視／管理</text:span></text:p>
          <draw:enhanced-geometry draw:mirror-horizontal="false" draw:mirror-vertical="false" svg:viewBox="0 0 0 0" draw:text-areas="?f38 ?f38 ?f39 ?f40" draw:type="ooxml-wedgeRoundRectCallout" draw:modifiers="-63099 8912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88" draw:style-name="gr5" draw:text-style-name="P6" draw:layer="layout" svg:width="0.018cm" svg:height="4.424cm" svg:x="4.243cm" svg:y="7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0" draw:style-name="gr6" draw:text-style-name="P7" draw:layer="layout" svg:width="6.576cm" svg:height="1.697cm" svg:x="7.872cm" svg:y="5.017cm">
          <text:p/>
          <draw:enhanced-geometry draw:mirror-horizontal="false" draw:mirror-vertical="false" svg:viewBox="0 0 0 0" drawooo:sub-view-size="21600 21600" draw:type="ooxml-non-primitive" draw:enhanced-path="M 21600 5400 L 2556 5400 2556 0 0 10800 2556 21600 2556 16200 21600 16200 Z N"/>
        </draw:custom-shape>
        <draw:frame draw:style-name="gr1" draw:text-style-name="P1" draw:layer="layout" svg:width="1.862cm" svg:height="3.086cm" svg:x="4.064cm" svg:y="8.725cm">
          <draw:image xlink:href="Pictures/10000201000000B50000012C5455DDD7.png" xlink:type="simple" xlink:show="embed" xlink:actuate="onLoad">
            <text:p/>
          </draw:image>
        </draw:frame>
        <draw:custom-shape draw:name="Shape 271" draw:style-name="gr7" draw:text-style-name="P3" draw:layer="layout" svg:width="5.789cm" svg:height="1.93cm" svg:x="1.368cm" svg:y="11.564cm">
          <text:p text:style-name="P2"><text:span text:style-name="T1">Zabbi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9" draw:style-name="gr5" draw:text-style-name="P6" draw:layer="layout" svg:width="9.816cm" svg:height="4.424cm" svg:x="4.243cm" svg:y="7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4" draw:style-name="gr5" draw:text-style-name="P6" draw:layer="layout" svg:width="18.966cm" svg:height="4.424cm" svg:x="4.243cm" svg:y="7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7" draw:text-style-name="P3" draw:layer="layout" svg:width="5.789cm" svg:height="1.93cm" svg:x="11.166cm" svg:y="11.564cm">
          <text:p text:style-name="P2"><text:span text:style-name="T1">Zabbi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frame draw:style-name="gr1" draw:text-style-name="P1" draw:layer="layout" svg:width="1.574cm" svg:height="2.61cm" svg:x="25.4cm" svg:y="9.77cm">
            <draw:image xlink:href="Pictures/10000201000000B50000012C1967F776.png" xlink:type="simple" xlink:show="embed" xlink:actuate="onLoad">
              <text:p/>
            </draw:image>
          </draw:frame>
          <draw:frame draw:style-name="gr2" draw:text-style-name="P1" draw:layer="layout" svg:width="2.61cm" svg:height="1.844cm" svg:x="25.634cm" svg:y="10.983cm">
            <draw:image xlink:href="Pictures/100002010000012C000000D4F7A86A5E.png" xlink:type="simple" xlink:show="embed" xlink:actuate="onLoad">
              <text:p/>
            </draw:image>
          </draw:frame>
        </draw:g>
        <draw:custom-shape draw:name="Shape 273" draw:style-name="gr8" draw:text-style-name="P3" draw:layer="layout" svg:width="5.79cm" svg:height="1.93cm" svg:x="20.315cm" svg:y="11.564cm">
          <text:p text:style-name="P2"><text:span text:style-name="T1">Nagi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7" draw:style-name="gr6" draw:text-style-name="P7" draw:layer="layout" svg:width="1.715cm" svg:height="3.394cm" svg:x="13.155cm" svg:y="13.682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  <draw:custom-shape draw:name="Shape 286" draw:style-name="gr6" draw:text-style-name="P7" draw:layer="layout" svg:width="1.715cm" svg:height="3.394cm" svg:x="22.161cm" svg:y="13.682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  <draw:g>
          <draw:frame draw:style-name="gr1" draw:text-style-name="P1" draw:layer="layout" svg:width="1.617cm" svg:height="2.68cm" svg:x="17.145cm" svg:y="4.572cm">
            <draw:image xlink:href="Pictures/10000201000000B50000012CF9C87EFF.png" xlink:type="simple" xlink:show="embed" xlink:actuate="onLoad">
              <text:p/>
            </draw:image>
          </draw:frame>
          <draw:frame draw:style-name="gr2" draw:text-style-name="P1" draw:layer="layout" svg:width="2.61cm" svg:height="1.844cm" svg:x="17.202cm" svg:y="5.789cm">
            <draw:image xlink:href="Pictures/100002010000012C000000D4F7A86A5E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905cm" svg:height="2.932cm" svg:x="2.286cm" svg:y="15.737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3.302cm" svg:y="16.107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4.445cm" svg:y="16.372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1.173cm" svg:y="16.626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2.286cm" svg:y="17.007cm">
            <draw:image xlink:href="Pictures/10000201000000C30000012C9D5A4DA3.png" xlink:type="simple" xlink:show="embed" xlink:actuate="onLoad">
              <text:p/>
            </draw:image>
          </draw:frame>
          <draw:frame draw:style-name="gr1" draw:text-style-name="P1" draw:layer="layout" svg:width="1.905cm" svg:height="2.932cm" svg:x="3.429cm" svg:y="17.272cm">
            <draw:image xlink:href="Pictures/10000201000000C30000012C9D5A4DA3.png" xlink:type="simple" xlink:show="embed" xlink:actuate="onLoad">
              <text:p/>
            </draw:image>
          </draw:frame>
        </draw:g>
        <draw:custom-shape draw:name="Shape 285" draw:style-name="gr6" draw:text-style-name="P7" draw:layer="layout" svg:width="1.716cm" svg:height="3.394cm" svg:x="3.151cm" svg:y="13.682cm">
          <text:p/>
          <draw:enhanced-geometry draw:mirror-horizontal="false" draw:mirror-vertical="false" svg:viewBox="0 0 0 0" drawooo:sub-view-size="21600 21600" draw:type="ooxml-non-primitive" draw:enhanced-path="M 5400 0 L 5400 16200 0 16200 10800 21600 21600 16200 16200 16200 16200 0 Z N"/>
        </draw:custom-shape>
        <officeooo:annotation svg:x="0.031cm" svg:y="0.033cm">
          <dc:creator>phanect </dc:creator>
          <dc:date>2014-04-02T14:28:26</dc:date>
          <text:p>Following graphic resources are used in this diagram. All images are brought from OpenClipArt.org, so they are public domain.</text:p>
          <text:p/>
          <text:p>Operators</text:p>
          <text:p><text:a xlink:href="https://openclipart.org/detail/34351/architetto----signorina-by-anonymous" xlink:type="simple">https://openclipart.org/detail/34351/architetto----signorina-by-anonymous</text:a></text:p>
          <text:p><text:a xlink:href="https://openclipart.org/detail/34345/architetto----signore-by-anonymous" xlink:type="simple">https://openclipart.org/detail/34345/architetto----signore-by-anonymous</text:a></text:p>
          <text:p/>
          <text:p>Buildings</text:p>
          <text:p><text:a xlink:href="https://openclipart.org/detail/166935/isocity-unit-by-rygle" xlink:type="simple">https://openclipart.org/detail/166935/isocity-unit-by-rygle</text:a></text:p>
          <text:p><text:a xlink:href="https://openclipart.org/detail/166954/isocity-grey-unit-by-rygle" xlink:type="simple">https://openclipart.org/detail/166954/isocity-grey-unit-by-rygle</text:a></text:p>
          <text:p><text:a xlink:href="https://openclipart.org/detail/166959/iso-city-grey-unit-2-by-rygle" xlink:type="simple">https://openclipart.org/detail/166959/iso-city-grey-unit-2-by-rygle</text:a></text:p>
          <text:p/>
          <text:p>Laptop</text:p>
          <text:p><text:a xlink:href="https://openclipart.org/detail/183611/laptop-from-rear-by-bonzo-183611" xlink:type="simple">https://openclipart.org/detail/183611/laptop-from-rear-by-bonzo-183611</text:a></text:p>
          <text:p/>
          <text:p>Servers</text:p>
          <text:p><text:a xlink:href="https://openclipart.org/detail/171426/server-by-cyberscooty-171426" xlink:type="simple">https://openclipart.org/detail/171426/server-by-cyberscooty-171426</text:a></text:p>
          <text:p><text:a xlink:href="https://openclipart.org/detail/155101/server-by-saisyukusanagi" xlink:type="simple">https://openclipart.org/detail/155101/server-by-saisyukusanagi</text:a></text:p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anect </meta:initial-creator>
    <meta:creation-date>2014-03-31T10:51:02.300151384</meta:creation-date>
    <dc:date>2014-04-02T14:28:39.476205916</dc:date>
    <dc:creator>phanect </dc:creator>
    <meta:editing-duration>PT1H6M2S</meta:editing-duration>
    <meta:editing-cycles>8</meta:editing-cycles>
    <meta:generator>LibreOffice/4.1.3.2$Linux_X86_64 LibreOffice_project/410m0$Build-2</meta:generator>
    <meta:document-statistic meta:object-count="55"/>
  </office:meta>
</office:document-meta>
</file>